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1.0979in"/>
    </style:style>
    <style:style style:name="P1" style:family="paragraph" style:parent-style-name="Standard">
      <style:text-properties officeooo:rsid="000d6208" officeooo:paragraph-rsid="000d6208"/>
    </style:style>
    <style:style style:name="P2" style:family="paragraph" style:parent-style-name="Standard">
      <style:text-properties fo:font-style="italic" officeooo:rsid="000d6208" officeooo:paragraph-rsid="000d6208" style:font-style-asian="italic" style:font-style-complex="italic"/>
    </style:style>
    <style:style style:name="P3" style:family="paragraph" style:parent-style-name="Standard">
      <style:text-properties fo:font-style="italic" officeooo:rsid="000f5d1c" officeooo:paragraph-rsid="000f5d1c" style:font-style-asian="italic" style:font-style-complex="italic"/>
    </style:style>
    <style:style style:name="P4" style:family="paragraph" style:parent-style-name="Standard" style:list-style-name="L3">
      <style:text-properties fo:font-style="italic" fo:font-weight="bold" officeooo:rsid="000f5d1c" officeooo:paragraph-rsid="000f5d1c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normal" officeooo:rsid="000d6208" officeooo:paragraph-rsid="000d6208" style:font-style-asian="normal" style:font-style-complex="normal"/>
    </style:style>
    <style:style style:name="P6" style:family="paragraph" style:parent-style-name="Standard">
      <style:text-properties fo:font-style="normal" fo:font-weight="bold" officeooo:rsid="000f5d1c" officeooo:paragraph-rsid="000f5d1c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fo:font-style="normal" officeooo:rsid="000e7394" officeooo:paragraph-rsid="000e7394" style:font-style-asian="normal" style:font-style-complex="normal"/>
    </style:style>
    <style:style style:name="P8" style:family="paragraph" style:parent-style-name="Text_20_body" style:list-style-name="L1">
      <style:text-properties officeooo:paragraph-rsid="000d6208"/>
    </style:style>
    <style:style style:name="P9" style:family="paragraph" style:parent-style-name="Text_20_body" style:list-style-name="L2">
      <style:text-properties officeooo:paragraph-rsid="000e7394"/>
    </style:style>
    <style:style style:name="P10" style:family="paragraph" style:parent-style-name="Table_20_Contents">
      <style:text-properties fo:font-style="italic" style:font-style-asian="italic" style:font-style-complex="italic"/>
    </style:style>
    <style:style style:name="P11" style:family="paragraph" style:parent-style-name="Table_20_Contents">
      <style:text-properties fo:font-style="italic" officeooo:paragraph-rsid="0014acb3" style:font-style-asian="italic" style:font-style-complex="italic"/>
    </style:style>
    <style:style style:name="P12" style:family="paragraph" style:parent-style-name="Table_20_Contents">
      <style:text-properties officeooo:paragraph-rsid="0014acb3"/>
    </style:style>
    <style:style style:name="P13" style:family="paragraph" style:parent-style-name="Table_20_Contents">
      <style:text-properties fo:font-weight="bold" officeooo:rsid="000d6208" officeooo:paragraph-rsid="000d6208" style:font-weight-asian="bold" style:font-weight-complex="bold"/>
    </style:style>
    <style:style style:name="P14" style:family="paragraph" style:parent-style-name="Table_20_Contents">
      <style:text-properties officeooo:rsid="00176139" officeooo:paragraph-rsid="0017613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d6208" style:font-style-asian="normal" style:font-style-complex="normal"/>
    </style:style>
    <style:style style:name="T4" style:family="text">
      <style:text-properties fo:font-style="normal" officeooo:rsid="000e7394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76139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31df7" style:font-weight-asian="normal" style:font-weight-complex="normal"/>
    </style:style>
    <style:style style:name="T9" style:family="text">
      <style:text-properties officeooo:rsid="001098d8"/>
    </style:style>
    <style:style style:name="T10" style:family="text">
      <style:text-properties officeooo:rsid="00118fd3"/>
    </style:style>
    <style:style style:name="T11" style:family="text">
      <style:text-properties officeooo:rsid="00131df7"/>
    </style:style>
    <style:style style:name="T12" style:family="text">
      <style:text-properties officeooo:rsid="0014acb3"/>
    </style:style>
    <style:style style:name="T13" style:family="text">
      <style:text-properties fo:font-size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Make</text:span> </text:p>
      <text:p text:style-name="P1"><text:a xlink:type="simple" xlink:href="http://derekmolloy.ie/hello-world-introductions-to-cmake/" text:style-name="Internet_20_link" text:visited-style-name="Visited_20_Internet_20_Link">http://derekmolloy.ie/hello-world-introductions-to-cmake/</text:a>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3">CmakeList.txt command</text:p>
          </table:table-cell>
          <table:table-cell table:style-name="Table1.B1" office:value-type="string">
            <text:p text:style-name="P13">Description</text:p>
          </table:table-cell>
        </table:table-row>
        <table:table-row>
          <table:table-cell table:style-name="Table1.A2" office:value-type="string">
            <text:p text:style-name="P2">cmake_minimum_required(VERSION 2.8.9)</text:p>
          </table:table-cell>
          <table:table-cell table:style-name="Table1.B2" office:value-type="string">
            <text:p text:style-name="P5">sets the minimum version of CMake for this project</text:p>
          </table:table-cell>
        </table:table-row>
        <table:table-row>
          <table:table-cell table:style-name="Table1.A2" office:value-type="string">
            <text:p text:style-name="P2">project (hello)</text:p>
          </table:table-cell>
          <table:table-cell table:style-name="Table1.B2" office:value-type="string">
            <text:p text:style-name="P5">sets the project name</text:p>
          </table:table-cell>
        </table:table-row>
        <table:table-row>
          <table:table-cell table:style-name="Table1.A2" office:value-type="string">
            <text:p text:style-name="P2">add_executable(hello helloworld.cpp)</text:p>
          </table:table-cell>
          <table:table-cell table:style-name="Table1.B2" office:value-type="string">
            <text:p text:style-name="P2"><text:span text:style-name="T2">requests that an executable is to be built using the </text:span><text:span text:style-name="Source_20_Text"><text:span text:style-name="T2">helloworld.cpp</text:span></text:span><text:span text:style-name="T2"> source file. The first argument to the </text:span><text:span text:style-name="Source_20_Text"><text:span text:style-name="T2">add_executable()</text:span></text:span><text:span text:style-name="T2"> function is the name of the executable to be built, and the second argument is the source file from which to build the executable</text:span></text:p>
          </table:table-cell>
        </table:table-row>
        <table:table-row>
          <table:table-cell table:style-name="Table1.A2" office:value-type="string">
            <text:p text:style-name="P10">include_directories(include)</text:p>
          </table:table-cell>
          <table:table-cell table:style-name="Table1.B2" office:value-type="string">
            <text:p text:style-name="Table_20_Contents">is used to bring the header files into the build environment.</text:p>
          </table:table-cell>
        </table:table-row>
        <table:table-row>
          <table:table-cell table:style-name="Table1.A2" office:value-type="string">
            <text:p text:style-name="P10">set(SOURCES src/mainapp.cpp src/Student.cpp)</text:p>
          </table:table-cell>
          <table:table-cell table:style-name="Table1.B2" office:value-type="string">
            <text:p text:style-name="Table_20_Contents">can be used to set a variable (<text:span text:style-name="Source_20_Text">SOURCES</text:span>) that contains the name values of all of the source files (<text:span text:style-name="Strong_20_Emphasis">.cpp</text:span>) in the project. However, because each source file must be added manually the next line is <text:span text:style-name="T9">is better to use </text:span></text:p>
          </table:table-cell>
        </table:table-row>
        <table:table-row>
          <table:table-cell table:style-name="Table1.A2" office:value-type="string">
            <text:p text:style-name="P10">file(GLOB SOURCES "src/*.cpp")</text:p>
          </table:table-cell>
          <table:table-cell table:style-name="Table1.B2" office:value-type="string">
            <text:p text:style-name="Table_20_Contents">is used to add the source files to the project. <text:span text:style-name="Source_20_Text">GLOB</text:span> (or <text:span text:style-name="Source_20_Text">GLOB_RECURSE</text:span>) is used to create a list of all of the files that meet the globbing expression (i.e., “<text:span text:style-name="Strong_20_Emphasis">src/*.cpp</text:span>“) and add them to a variable <text:span text:style-name="Source_20_Text">SOURCES</text:span></text:p>
          </table:table-cell>
        </table:table-row>
        <table:table-row>
          <table:table-cell table:style-name="Table1.A2" office:value-type="string">
            <text:p text:style-name="P10">add_executable(testStudent ${SOURCES})</text:p>
          </table:table-cell>
          <table:table-cell table:style-name="Table1.B2" office:value-type="string">
            <text:p text:style-name="Table_20_Contents">uses the <text:span text:style-name="Source_20_Text">SOURCES</text:span> variable, rather than an explicit reference to each source file, in order to build the <text:span text:style-name="Strong_20_Emphasis">testStudent</text:span> executable program</text:p>
          </table:table-cell>
        </table:table-row>
        <table:table-row>
          <table:table-cell table:style-name="Table1.A2" office:value-type="string">
            <text:p text:style-name="P10">set(CMAKE_BUILD_TYPE Release)</text:p>
          </table:table-cell>
          <table:table-cell table:style-name="Table1.B2" office:value-type="string">
            <text:p text:style-name="Table_20_Contents">in release build the symbolic debug info is not emitted and the code execution is optimized.<text:line-break/>Also, because the symbolic info is not emitted in a release build, the size of the final executable is lesser than a debug executable.</text:p>
          </table:table-cell>
        </table:table-row>
        <table:table-row table:style-name="Table1.10">
          <table:table-cell table:style-name="Table1.A2" office:value-type="string">
            <text:p text:style-name="P10">add_library(testStudent SHARED ${SOURCES})</text:p>
          </table:table-cell>
          <table:table-cell table:style-name="Table1.B2" office:value-type="string">
            <text:p text:style-name="Table_20_Contents"><text:span text:style-name="T10">Used i</text:span>nstead of the <text:span text:style-name="Source_20_Text">add_executable()</text:span> function. The library is built as a shared library using the <text:span text:style-name="Source_20_Text">SHARED</text:span> flag (other options are: STATIC or MODULE) , and the <text:span text:style-name="Strong_20_Emphasis">testStudent</text:span> name is used as the name of the shared library.</text:p>
          </table:table-cell>
        </table:table-row>
        <table:table-row table:style-name="Table1.10">
          <table:table-cell table:style-name="Table1.A2" office:value-type="string">
            <text:p text:style-name="P10">install(TARGETS testStudent DESTINATION /usr/lib)</text:p>
          </table:table-cell>
          <table:table-cell table:style-name="Table1.B2" office:value-type="string">
            <text:p text:style-name="Table_20_Contents">to define an installation location for the library (in this case it is <text:span text:style-name="Strong_20_Emphasis">/usr/lib </text:span><text:span text:style-name="Strong_20_Emphasis"><text:span text:style-name="T8">for system wide availability</text:span></text:span>). Deployment is invoked using a call to <text:span text:style-name="Strong_20_Emphasis">sudo make install</text:span> in this case.</text:p>
          </table:table-cell>
        </table:table-row>
        <table:table-row table:style-name="Table1.10">
          <table:table-cell table:style-name="Table1.A2" office:value-type="string">
            <text:p text:style-name="P10">add_library(testStudent STATIC ${SOURCES})</text:p>
          </table:table-cell>
          <table:table-cell table:style-name="Table1.B2" office:value-type="string">
            <text:p text:style-name="Table_20_Contents">A statically-linked library is created at compile time to contain all of the code relating the library — essentially it makes copies of any <text:soft-page-break/>dependency code, including that in other libraries. This results in a library that is typically larger in size than the equivalent shared library, but because all of the dependencies are determined at compile time, there are fewer run-time loading costs and the library may be more platform independent. Unless you are certain that you require a static library, you should use a shared library as there will be fewer code duplications and the shared library can be updated (e.g., for error correction) without recompilation.</text:p>
          </table:table-cell>
        </table:table-row>
        <table:table-row table:style-name="Table1.10">
          <table:table-cell table:style-name="Table1.A2" office:value-type="string">
            <text:p text:style-name="P11">set ( PROJECT_LINK_LIBS libtestStudent.so )</text:p>
            <text:p text:style-name="P11"/>
            <text:p text:style-name="P11">link_directories( ~/exploringBB/extras/cmake/studentlib_shared/build )</text:p>
          </table:table-cell>
          <table:table-cell table:style-name="Table1.B2" office:value-type="string">
            <text:p text:style-name="P12">used to build a program that links to a library (shared). For this example the shared library that is generated in Example 3 is used and a short C++ program is written that utilizes the functionality of that library.</text:p>
          </table:table-cell>
        </table:table-row>
        <table:table-row table:style-name="Table1.10">
          <table:table-cell table:style-name="Table1.A2" office:value-type="string">
            <text:p text:style-name="P10">set ( PROJECT_LINK_LIBS libtestStudent.a )</text:p>
            <text:p text:style-name="P10"/>
            <text:p text:style-name="P10">link_directories( ~/exploringBB/extras/cmake/studentlib_static/build )</text:p>
          </table:table-cell>
          <table:table-cell table:style-name="Table1.B2" office:value-type="string">
            <text:p text:style-name="P12">used to build a program that links to a library (<text:span text:style-name="T12">static</text:span>)</text:p>
          </table:table-cell>
        </table:table-row>
        <table:table-row table:style-name="Table1.10">
          <table:table-cell table:style-name="Table1.A2" office:value-type="string">
            <text:p text:style-name="P10">include_directories(~/exploringBB/extras/cmake/studentlib_shared/include)</text:p>
            <text:p text:style-name="P10"/>
            <text:p text:style-name="P10">add_executable(libtest libtest.cpp)</text:p>
            <text:p text:style-name="P10">target_link_libraries(libtest ${PROJECT_LINK_LIBS} )</text:p>
          </table:table-cell>
          <table:table-cell table:style-name="Table1.B2" office:value-type="string">
            <text:p text:style-name="P14">In libtest.cpp write <text:span text:style-name="T13">#include"Student.h"</text:span></text:p>
          </table:table-cell>
        </table:table-row>
      </table:table>
      <text:p text:style-name="P1"><text:tab/></text:p>
      <text:p text:style-name="P2"/>
      <text:p text:style-name="P7"><text:span text:style-name="T1">Build with cmake:</text:span> </text:p>
      <text:list xml:id="list1986270462" text:style-name="L2">
        <text:list-item>
          <text:p text:style-name="P9"><text:span text:style-name="T4">e</text:span><text:span text:style-name="T3">xecute the </text:span><text:span text:style-name="Strong_20_Emphasis"><text:span text:style-name="T3">cmake</text:span></text:span><text:span text:style-name="T3"> command and pass it the directory that contains the source code and the </text:span><text:span text:style-name="Strong_20_Emphasis"><text:span text:style-name="T3">CMakeLists.txt</text:span></text:span><text:span text:style-name="T3"> file:</text:span></text:p>
        </text:list-item>
      </text:list>
      <text:p text:style-name="Text_20_body"><text:span text:style-name="Source_20_Text"><text:tab/><text:tab/>~/exploringBB/extras/cmake/helloworld$ </text:span><text:span text:style-name="Source_20_Text"><text:span text:style-name="Strong_20_Emphasis">cmake .</text:span></text:span></text:p>
      <text:list xml:id="list8396389" text:style-name="L1">
        <text:list-item>
          <text:p text:style-name="P8"><text:span text:style-name="T3">Once the Makefile has been created, the </text:span><text:span text:style-name="Strong_20_Emphasis"><text:span text:style-name="T3">make</text:span></text:span><text:span text:style-name="T3"> command can be used to build the project:</text:span></text:p>
        </text:list-item>
      </text:list>
      <text:p text:style-name="P5"><text:span text:style-name="Source_20_Text"><text:tab/><text:tab/>~/exploringBB/extras/cmake/helloworld$ </text:span><text:span text:style-name="Source_20_Text"><text:span text:style-name="Strong_20_Emphasis">make</text:span></text:span></text:p>
      <text:p text:style-name="P2"/>
      <text:p text:style-name="P5"/>
      <text:p text:style-name="P6">Folder structure:</text:p>
      <text:list xml:id="list3862868569" text:style-name="L3">
        <text:list-item>
          <text:p text:style-name="P4"><text:span text:style-name="Strong_20_Emphasis"><text:span text:style-name="T7">include</text:span></text:span><text:span text:style-name="T7"> directory</text:span><text:span text:style-name="T5"> contains header files (</text:span><text:span text:style-name="Strong_20_Emphasis"><text:span text:style-name="T5">.h</text:span></text:span><text:span text:style-name="T5">) </text:span></text:p>
        </text:list-item>
        <text:list-item>
          <text:p text:style-name="P4"><text:span text:style-name="Strong_20_Emphasis"><text:span text:style-name="T7">src</text:span></text:span><text:span text:style-name="T7"> directory</text:span><text:span text:style-name="T5"> </text:span><text:span text:style-name="T6">contains</text:span><text:span text:style-name="T5"> source files (</text:span><text:span text:style-name="Strong_20_Emphasis"><text:span text:style-name="T5">.cpp</text:span></text:span><text:span text:style-name="T5">) </text:span></text:p>
        </text:list-item>
        <text:list-item>
          <text:p text:style-name="P4"><text:span text:style-name="Strong_20_Emphasis"><text:span text:style-name="T7">build</text:span></text:span><text:span text:style-name="T7"> directory</text:span><text:span text:style-name="T5"> contains the final binary executable and any temporary files that are required for the build.</text:span></text:p>
        </text:list-item>
      </text:list>
      <text:p text:style-name="P3"><text:span text:style-name="T2"/></text:p>
      <text:p text:style-name="P2"><text:span text:style-name="T2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1:37:48.332549987</meta:creation-date>
    <dc:date>2018-10-21T16:32:51.004725025</dc:date>
    <meta:editing-duration>PT1M30S</meta:editing-duration>
    <meta:editing-cycles>1</meta:editing-cycles>
    <meta:generator>LibreOffice/6.0.6.2$Linux_X86_64 LibreOffice_project/00m0$Build-2</meta:generator>
    <meta:document-statistic meta:table-count="1" meta:image-count="0" meta:object-count="0" meta:page-count="2" meta:paragraph-count="46" meta:word-count="568" meta:character-count="3931" meta:non-whitespace-character-count="3402"/>
  </office:meta>
</office:document-meta>
</file>